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ext">
      <style:paragraph-properties fo:keep-with-next="always"/>
    </style:style>
    <style:style style:name="P8" style:family="paragraph" style:parent-style-name="Heading_20_4">
      <style:paragraph-properties fo:break-before="page"/>
      <style:text-properties officeooo:paragraph-rsid="002ad322"/>
    </style:style>
    <style:style style:name="P9" style:family="paragraph" style:parent-style-name="Table_20_Contents">
      <style:text-properties officeooo:paragraph-rsid="002f3613"/>
    </style:style>
    <style:style style:name="P10" style:family="paragraph" style:parent-style-name="Table_20_Contents">
      <style:text-properties fo:color="#808080" loext:opacity="100%" officeooo:paragraph-rsid="002f3613"/>
    </style:style>
    <style:style style:name="P11" style:family="paragraph" style:parent-style-name="Text_20_body">
      <style:text-properties officeooo:rsid="002ad322" officeooo:paragraph-rsid="002ad322"/>
    </style:style>
    <style:style style:name="P12" style:family="paragraph" style:parent-style-name="Text_20_body">
      <style:text-properties officeooo:rsid="002f3613" officeooo:paragraph-rsid="002ad322"/>
    </style:style>
    <style:style style:name="P13" style:family="paragraph" style:parent-style-name="Text_20_body">
      <style:text-properties officeooo:rsid="002f3613" officeooo:paragraph-rsid="002f8949"/>
    </style:style>
    <style:style style:name="T1" style:family="text">
      <style:text-properties officeooo:rsid="0003699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f3613" style:font-style-asian="italic" style:font-style-complex="italic"/>
    </style:style>
    <style:style style:name="T4" style:family="text">
      <style:text-properties fo:font-style="italic" officeooo:rsid="002f8949" style:font-style-asian="italic" style:font-style-complex="italic"/>
    </style:style>
    <style:style style:name="T5" style:family="text">
      <style:text-properties fo:font-style="italic" officeooo:rsid="00307efe" style:font-style-asian="italic" style:font-style-complex="italic"/>
    </style:style>
    <style:style style:name="T6" style:family="text">
      <style:text-properties officeooo:rsid="002ad322"/>
    </style:style>
    <style:style style:name="T7" style:family="text">
      <style:text-properties officeooo:rsid="002c5023"/>
    </style:style>
    <style:style style:name="T8" style:family="text">
      <style:text-properties officeooo:rsid="002f3613"/>
    </style:style>
    <style:style style:name="T9" style:family="text">
      <style:text-properties officeooo:rsid="002f8949"/>
    </style:style>
    <style:style style:name="T10" style:family="text">
      <style:text-properties officeooo:rsid="00307ef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4">Angular (Javascript+Typescript) Framework</text:h>
      <text:p text:style-name="P11">Should <text:span text:style-name="T2">$PROJECT_ANGULAR</text:span> is set to its source directory in <text:span text:style-name="T2">CONFIG.toml</text:span> (default is “<text:span text:style-name="T2">srcANGULAR/</text:span>”<text:span text:style-name="T7">)</text:span>, AutomataCI shall <text:span text:style-name="T8">run “</text:span><text:span text:style-name="T3">ng build</text:span><text:span text:style-name="T8">” that produces the static website artifacts output files in the project directory.</text:span></text:p>
      <text:p text:style-name="P13">Depending on the <text:span text:style-name="T2">angular.json</text:span> settings, <text:span text:style-name="T9">specifically </text:span><text:span text:style-name="T4">architect.build.options.outputPath</text:span><text:span text:style-name="T9"> field</text:span>, referring to <text:span text:style-name="T6">Table </text:span><text:span text:style-name="T6"><text:sequence-ref text:reference-format="category-and-value" text:ref-name="refText0">1</text:sequence-ref></text:span><text:span text:style-name="T6">, </text:span>the destination can be anywhere setup by the project (default is <text:span text:style-name="T2">$PROJECT_PATH_ROOT/public/</text:span> directory).</text:p>
      <text:p text:style-name="P13">The output directory shall be <text:span text:style-name="T2">$PROJECT_PATH_DOCS</text:span> instead of <text:span text:style-name="T2">$PROJECT_PATH_BUILD</text:span> since it’s a frontend static website builder.</text:p>
      <text:p text:style-name="P7"><text:span text:style-name="T6">Table</text:span> <text:sequence text:ref-name="refText0" text:name="Text" text:formula="ooow:Text+1" style:num-format="1">1</text:sequence>: <text:span text:style-name="T6">Angular Framework </text:span><text:span text:style-name="T10">output path settings in </text:span><text:span text:style-name="T5">angular.json</text:span><text:span text:style-name="T10"> config file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0">…</text:p>
            <text:p text:style-name="P10"><text:tab/>"architect": {</text:p>
            <text:p text:style-name="P10"><text:tab/><text:tab/>"build": {</text:p>
            <text:p text:style-name="P10"><text:tab/><text:tab/><text:tab/>"builder": "@angular-devkit/build-angular:browser",</text:p>
            <text:p text:style-name="P10"><text:tab/><text:tab/><text:tab/>"options": {</text:p>
            <text:p text:style-name="P9"><text:tab/><text:tab/><text:tab/><text:tab/>"outputPath": "../public",</text:p>
            <text:p text:style-name="P10"><text:tab/><text:tab/><text:tab/><text:tab/>"index": "src/index.html",</text:p>
            <text:p text:style-name="P10"><text:tab/><text:tab/><text:tab/><text:tab/>"main": "src/main.ts",</text:p>
            <text:p text:style-name="P10"><text:tab/><text:tab/><text:tab/><text:tab/>"polyfills": [</text:p>
            <text:p text:style-name="P10"><text:tab/><text:tab/><text:tab/><text:tab/><text:tab/>"zone.js"</text:p>
            <text:p text:style-name="P10"><text:tab/><text:tab/><text:tab/><text:tab/>],</text:p>
            <text:p text:style-name="P10">...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</style:style>
    <style:style style:name="Text" style:family="paragraph" style:parent-style-name="Caption" style:class="extra">
      <style:paragraph-properties fo:text-align="center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1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2</text:page-number><text:s/><text:span text:style-name="MT1">of </text:span><text:page-count>1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0</text:page-number><text:s/><text:span text:style-name="MT1">of </text:span>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T23H2M44S</meta:editing-duration>
    <meta:editing-cycles>36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5T19:34:37.682886167</dc:date>
    <dc:creator>Kean Ho Chew</dc:creator>
    <meta:document-statistic meta:table-count="1" meta:image-count="0" meta:object-count="0" meta:page-count="1" meta:paragraph-count="22" meta:word-count="133" meta:character-count="1074" meta:non-whitespace-character-count="930"/>
    <meta:template xlink:type="simple" xlink:actuate="onRequest" xlink:title="Official Book" xlink:href="../../templates/Book.ott" meta:date="2023-11-17T20:33:17.245827505"/>
  </office:meta>
</office:document-meta>
</file>